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bf14c"/>
    </style:style>
    <style:style style:name="P2" style:family="paragraph" style:parent-style-name="Standard">
      <style:text-properties officeooo:paragraph-rsid="001c6e7b"/>
    </style:style>
    <style:style style:name="T1" style:family="text">
      <style:text-properties officeooo:rsid="001bf14c"/>
    </style:style>
    <style:style style:name="T2" style:family="text">
      <style:text-properties officeooo:rsid="001c6e7b"/>
    </style:style>
    <style:style style:name="T3" style:family="text">
      <style:text-properties officeooo:rsid="001d03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P</text:span><text:span text:style-name="T3">a</text:span><text:span text:style-name="T2">rte de David:</text:span></text:p>
      <text:p text:style-name="P1"><text:span text:style-name="T1">¿porque el precio del trabajo? ¿y cual es su conveniencia de elegirnos?</text:span></text:p>
      <text:p text:style-name="P1"><text:span text:style-name="T1">Es simple, nosotros vindramos con un trabajo que llevaria acabo de 3 meses, lo cual hace que su urgencia de dias nos lleve adelantar los tiempos y al acabo de un mes tener que realizar el trabajo de los 3 meses, por consiguiente, haria que en el lugar de 3 meses a 8hs hariamos 1 mes al triple de horas (24hs) lo cual provocaria exclusividad de trabajo y tiempo en su emprendimiento en la localidad. La conveniencia economica de nuestra cooperativa hacia otras empresas es amplia si nos llega a elegir de conveniencia de usted en cuanto al pago, es la siguiente: si usted contrata un sistema de bs as, por ejemplo, y en hipotetico caso que ese emprededor le cobre un monto inferior al nuestro, usted tendra que darle mas de un 50% como primer pago, que seria mas de 25000, lo que haria que usted tenga que esperar por cada vez que esa empresa venga (el cual implica viaticos y tiempos q usted debera mantener). En el caso que nos elija nosotros aceptamos el 30% del dinero y el resto en cuotas, lo que tambien haria garantizarle manternos en contacto y con rapides al momento de pequeños inconvenient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nzalo </meta:initial-creator>
    <meta:creation-date>2016-07-19T13:03:30</meta:creation-date>
    <dc:date>2016-07-19T16:28:55</dc:date>
    <dc:creator>Gonzalo </dc:creator>
    <meta:editing-duration>PT1H39M54S</meta:editing-duration>
    <meta:editing-cycles>1</meta:editing-cycles>
    <meta:document-statistic meta:table-count="0" meta:image-count="0" meta:object-count="0" meta:page-count="1" meta:paragraph-count="3" meta:word-count="215" meta:character-count="1189" meta:non-whitespace-character-count="977"/>
    <meta:generator>LibreOffice/4.0.2.2$Linux_X86_64 LibreOffice_project/400m0$Build-2</meta:generator>
  </office:meta>
</office:document-meta>
</file>